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fo:font-size="24pt" officeooo:rsid="0062aeda" officeooo:paragraph-rsid="0062aeda" style:font-size-asian="21pt" style:font-size-complex="24pt"/>
    </style:style>
    <style:style style:name="P19" style:family="paragraph" style:parent-style-name="Standard">
      <style:text-properties officeooo:rsid="006c492d" officeooo:paragraph-rsid="006c492d"/>
    </style:style>
    <style:style style:name="P20" style:family="paragraph" style:parent-style-name="Standard">
      <style:text-properties officeooo:rsid="006d32d9" officeooo:paragraph-rsid="006d32d9"/>
    </style:style>
    <style:style style:name="P21" style:family="paragraph" style:parent-style-name="Standard">
      <style:text-properties officeooo:rsid="006e720d" officeooo:paragraph-rsid="006e720d"/>
    </style:style>
    <style:style style:name="P22" style:family="paragraph" style:parent-style-name="Standard">
      <style:text-properties officeooo:rsid="007fc9b8" officeooo:paragraph-rsid="007fc9b8"/>
    </style:style>
    <style:style style:name="P23" style:family="paragraph" style:parent-style-name="Standard">
      <style:text-properties officeooo:rsid="0081e8ed" officeooo:paragraph-rsid="0081e8ed"/>
    </style:style>
    <style:style style:name="P24" style:family="paragraph" style:parent-style-name="Standard">
      <style:text-properties officeooo:rsid="00c4a01a" officeooo:paragraph-rsid="00c4a01a"/>
    </style:style>
    <style:style style:name="P25" style:family="paragraph" style:parent-style-name="Standard">
      <style:text-properties officeooo:rsid="00ca76d9" officeooo:paragraph-rsid="00ca76d9"/>
    </style:style>
    <style:style style:name="P26" style:family="paragraph" style:parent-style-name="Standard">
      <style:text-properties officeooo:rsid="00cc9bf3" officeooo:paragraph-rsid="00cc9bf3"/>
    </style:style>
    <style:style style:name="P27" style:family="paragraph" style:parent-style-name="Standard">
      <style:text-properties officeooo:rsid="00cdde0a" officeooo:paragraph-rsid="00cdde0a"/>
    </style:style>
    <style:style style:name="P28" style:family="paragraph" style:parent-style-name="Standard">
      <style:text-properties officeooo:rsid="00cede67" officeooo:paragraph-rsid="00cede67"/>
    </style:style>
    <style:style style:name="P29" style:family="paragraph" style:parent-style-name="Standard">
      <style:text-properties officeooo:rsid="00d2c1a9" officeooo:paragraph-rsid="00cede67"/>
    </style:style>
    <style:style style:name="P30" style:family="paragraph" style:parent-style-name="Standard">
      <style:text-properties officeooo:rsid="00d2c1a9" officeooo:paragraph-rsid="00d2c1a9"/>
    </style:style>
    <style:style style:name="P31" style:family="paragraph" style:parent-style-name="Standard">
      <style:text-properties officeooo:rsid="00d711da" officeooo:paragraph-rsid="00d711da"/>
    </style:style>
    <style:style style:name="P32" style:family="paragraph" style:parent-style-name="Standard">
      <style:text-properties officeooo:rsid="00d976b1" officeooo:paragraph-rsid="00d976b1"/>
    </style:style>
    <style:style style:name="P33" style:family="paragraph" style:parent-style-name="Standard">
      <style:text-properties officeooo:rsid="00dc66cf" officeooo:paragraph-rsid="00dc66cf"/>
    </style:style>
    <style:style style:name="P34" style:family="paragraph" style:parent-style-name="Standard">
      <style:text-properties officeooo:rsid="006ccb0f" officeooo:paragraph-rsid="006d32d9"/>
    </style:style>
    <style:style style:name="P35" style:family="paragraph" style:parent-style-name="Standard">
      <style:text-properties officeooo:rsid="00814b66" officeooo:paragraph-rsid="007fc9b8"/>
    </style:style>
    <style:style style:name="P36" style:family="paragraph" style:parent-style-name="Standard">
      <style:text-properties officeooo:rsid="00c5dd79" officeooo:paragraph-rsid="00c87ab7"/>
    </style:style>
    <style:style style:name="P37" style:family="paragraph" style:parent-style-name="Standard">
      <style:text-properties officeooo:rsid="00ca85c3" officeooo:paragraph-rsid="00cc9bf3"/>
    </style:style>
    <style:style style:name="P38" style:family="paragraph" style:parent-style-name="Standard">
      <style:text-properties officeooo:rsid="00d3228d" officeooo:paragraph-rsid="00d711da"/>
    </style:style>
    <style:style style:name="P39" style:family="paragraph" style:parent-style-name="Standard">
      <style:text-properties officeooo:rsid="005fa880" officeooo:paragraph-rsid="0052f461"/>
    </style:style>
    <style:style style:name="P40" style:family="paragraph" style:parent-style-name="Standard">
      <style:text-properties officeooo:rsid="005fa880" officeooo:paragraph-rsid="00e4fff7"/>
    </style:style>
    <style:style style:name="P41" style:family="paragraph" style:parent-style-name="Standard">
      <style:text-properties officeooo:rsid="005fa880" officeooo:paragraph-rsid="00e513d7"/>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69147f"/>
    </style:style>
    <style:style style:name="T13" style:family="text">
      <style:text-properties officeooo:rsid="006ccb0f"/>
    </style:style>
    <style:style style:name="T14" style:family="text">
      <style:text-properties officeooo:rsid="006fd8f1"/>
    </style:style>
    <style:style style:name="T15" style:family="text">
      <style:text-properties officeooo:rsid="00714677"/>
    </style:style>
    <style:style style:name="T16" style:family="text">
      <style:text-properties officeooo:rsid="007209cc"/>
    </style:style>
    <style:style style:name="T17" style:family="text">
      <style:text-properties officeooo:rsid="0072c3ed"/>
    </style:style>
    <style:style style:name="T18" style:family="text">
      <style:text-properties officeooo:rsid="00744354"/>
    </style:style>
    <style:style style:name="T19" style:family="text">
      <style:text-properties officeooo:rsid="00814b66"/>
    </style:style>
    <style:style style:name="T20" style:family="text">
      <style:text-properties officeooo:rsid="00c5dd79"/>
    </style:style>
    <style:style style:name="T21" style:family="text">
      <style:text-properties officeooo:rsid="00ca85c3"/>
    </style:style>
    <style:style style:name="T22" style:family="text">
      <style:text-properties officeooo:rsid="00d3228d"/>
    </style:style>
    <style:style style:name="T23" style:family="text">
      <style:text-properties officeooo:rsid="00da80f7"/>
    </style:style>
    <style:style style:name="T24" style:family="text">
      <style:text-properties officeooo:rsid="00dc6ab2"/>
    </style:style>
    <style:style style:name="T25" style:family="text">
      <style:text-properties officeooo:rsid="00e0b651"/>
    </style:style>
    <style:style style:name="T26" style:family="text">
      <style:text-properties officeooo:rsid="00e1ed19"/>
    </style:style>
    <style:style style:name="T27" style:family="text">
      <style:text-properties officeooo:rsid="00e25ca9"/>
    </style:style>
    <style:style style:name="T28" style:family="text">
      <style:text-properties officeooo:rsid="00e38184"/>
    </style:style>
    <style:style style:name="T29" style:family="text">
      <style:text-properties officeooo:rsid="00e4ef22"/>
    </style:style>
    <style:style style:name="T30" style:family="text">
      <style:text-properties officeooo:rsid="00e4fff7"/>
    </style:style>
    <style:style style:name="T31" style:family="text">
      <style:text-properties officeooo:rsid="00e833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artta</text:p>
      <text:p text:style-name="P17"/>
      <text:p text:style-name="P17"/>
      <text:p text:style-name="P17">1 Johdanto</text:p>
      <text:p text:style-name="P17"/>
      <text:p text:style-name="P39"/>
      <text:p text:style-name="P41"><text:span text:style-name="T18">Projektin</text:span> tarkoituksena on <text:span text:style-name="T29">ohjelmoida peli</text:span>, joka <text:span text:style-name="T29">mallintaa ja simuloi</text:span> <text:span text:style-name="T30">kehitysmaata</text:span>. <text:span text:style-name="T30">Tarkoituksena on kehittää ymmärrystä jostain. </text:span>Tutkielman ohjelman mallit kuvaavat Somalian yhteiskunnallisia oloja sekä luonnonilmiöitä. <text:span text:style-name="T31">Ohjelma koostuu pelin rungosta ja osaprojekteista, jotka ovat Somalian oloja kuvaavia matemaattisia malleja. Projektimme on </text:span></text:p>
      <text:p text:style-name="P40"/>
      <text:p text:style-name="P40"/>
      <text:p text:style-name="P40"/>
      <text:p text:style-name="P40">Mallit ovat matemaattisia prosesseja, jotka laskevat muiden mallien tarvitsevia tietoja. Mallit tallentavat tietonsa tietokantaan, josta muut mallit voivat kysellä tarvitsemiaan tietoja. Mallien laskennan tulokset visualisoidaan tietokonesimulaatiolla. </text:p>
      <text:p text:style-name="P1"/>
      <text:p text:style-name="P1"><text:span text:style-name="T11">2 </text:span>Vaatimusmäärittely</text:p>
      <text:p text:style-name="P1"/>
      <text:p text:style-name="P1"><text:span text:style-name="T14">2.</text:span>1. Ohjelman yleiskuvau<text:span text:style-name="T1">s</text:span></text:p>
      <text:p text:style-name="P2"><text:s/></text:p>
      <text:p text:style-name="P2"><text:span text:style-name="T14">2.1.</text:span>1 Ohjelman tarkoitus ja toiminta</text:p>
      <text:p text:style-name="P2"/>
      <text:p text:style-name="P3">Ohjelma on tarkoitettu tukemaan kehitys<text:span text:style-name="T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text:span text:style-name="T15">2.</text:span>1.<text:span text:style-name="T10">2</text:span> <text:span text:style-name="T3">Ohjelman ympäristö</text:span></text:p>
      <text:p text:style-name="P4"/>
      <text:p text:style-name="P5"><text:span text:style-name="T3">O</text:span>hjelman karttakäyttöliittymä on koodattu javascriptillä. <text:span text:style-name="T4">Matemaattiset mallit sekä palvelin on koodattu Javalla. </text:span></text:p>
      <text:p text:style-name="P2"/>
      <text:p text:style-name="P1"><text:span text:style-name="T15">2.</text:span>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 </text:span></text:p>
      <text:p text:style-name="P1"/>
      <text:p text:style-name="P1"><text:span text:style-name="T15">2.</text:span>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15">2.3.</text:span>1.1 Kaupunkien lisääminen</text:p>
      <text:p text:style-name="P8"/>
      <text:p text:style-name="P15">Kaupungilla on koko, asukasmäärä....</text:p>
      <text:p text:style-name="P8"><text:soft-page-break/></text:p>
      <text:p text:style-name="P8"><text:span text:style-name="T15">2.</text:span>3.1.2 Vesistöjen lisääminen</text:p>
      <text:p text:style-name="P8"/>
      <text:p text:style-name="P15">Vesistöllä on pinta-ala, syvyys, ...</text:p>
      <text:p text:style-name="P8"/>
      <text:p text:style-name="P8"><text:span text:style-name="T15">2.</text:span>3.1.3 Teiden lisääminen</text:p>
      <text:p text:style-name="P8"/>
      <text:p text:style-name="P16">Teillä on alkukoordinaatti, loppukoordinaatti, kestävyys? ...</text:p>
      <text:p text:style-name="P8"/>
      <text:p text:style-name="P8"><text:span text:style-name="T15">2.</text:span>3.1.4 <text:span text:style-name="T7">Peltojen lisääminen</text:span></text:p>
      <text:p text:style-name="P8"/>
      <text:p text:style-name="P16"><text:span text:style-name="T7">P</text:span>ellolla on pinta-ala, kasvi? </text:p>
      <text:p text:style-name="P8"/>
      <text:p text:style-name="P8"/>
      <text:p text:style-name="P9"><text:span text:style-name="T15">2.</text:span>3.2 Simuloinnin käynnistäminen</text:p>
      <text:p text:style-name="P9"/>
      <text:p text:style-name="P12">Nappia painamalla käyttäjä pystyy käynnistämään simulaation. </text:p>
      <text:p text:style-name="P9"/>
      <text:p text:style-name="P9"><text:span text:style-name="T15">2.</text:span>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text:span text:style-name="T15">2.</text:span>4. Muut vaatimukset</text:p>
      <text:p text:style-name="P1"/>
      <text:p text:style-name="P10"><text:span text:style-name="T15">2.</text:span>4.1 <text:span text:style-name="T9">Laskenta</text:span></text:p>
      <text:p text:style-name="P11"/>
      <text:p text:style-name="P11">Ohjelman tulee selviytyä matemaattista mallien laskennast<text:span text:style-name="T12">a</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9"/>
      <text:p text:style-name="P19">3 <text:span text:style-name="T13">Tekninen dokumentti</text:span></text:p>
      <text:p text:style-name="P19"/>
      <text:p text:style-name="P34">3.1 Ohjelmistoprosessi</text:p>
      <text:p text:style-name="P20"/>
      <text:p text:style-name="P22"><text:span text:style-name="T13">N</text:span>oudatamme projektissamme <text:span text:style-name="T19">The Rational Unified Process-ohjelmistoprosessia. RUP-prosessi kokoaa yhteen elementtejä kaikista yleisistä ohjelmistoprosesseista, tukee iteraatiota sekä muokkautuvuutta ohjelmiston vaatimusmäärittelyssä. … tähän vielä jotain</text:span></text:p>
      <text:p text:style-name="P35"><text:s text:c="4"/>RUP jakaa ohjelmistoprosessin neljään erilliseen vaiheeseen. Ensimmäinen vaihe on alustusvaihe. Tämän vaiheen tarkoituksena on määritellä ohjelmiston tarkoitus. Alustuksessa täytyy määrittää kaikki ulkoiset tekijät jotka vaikuttavat ohjelmiston vaatimuksiin, kuten ihmiset ja ulkoiset systeemit. Sen jälkeen arvioidaan ohjelmiston vaikutus sitä kehittävän organisaation, kuten yrityksen tai tutkimusprojektin toimintaan. Jos ohjelmisto ei olisi millään tavalla tarpeellinen tai hyödyllinen kellekään, prosessi loppuu tämän vaiheen jälkeen. </text:p>
      <text:p text:style-name="P35"><text:s text:c="4"/>RUP-prosessin toinen vaihe on valmistelu. Toisen vaiheen tarkoituksena on suunnitella ohjelmiston arkkitehtuuri, tehdä kehityssuunnitelma ja tehdä riskiarvio. Vaiheen lopputuloksena on vaatimusmäärittelydokumentti, arkkitehtuurin selitys, kehityssuunnitelma sekä riskiarviodokumentti <text:s/>ohjelmistolle. </text:p>
      <text:p text:style-name="P35"><text:s text:c="4"/>Kolmas vaihe on kehittäminen. Kehittämisen alueita ovat systeemin suunnittelu, ohjelmointi ja testaus. Ohjelmiston osat kehitetään rinnakkain ja integroidaan systeemiin. Tämän vaiheen lopputuloksena on toimiva ohjelmisto sekä ohjeet käyttäjille. </text:p>
      <text:p text:style-name="P35"><text:s text:c="4"/>Viimeinen vaihe on muuntautuminen. Ohjelmiston täytyy muuntautua kehittäjien testaamisesta käyttäjille sekä toimia 'oikeassa maailmassa'. Viimeisen vaiheen lopussa on kehitetty ohjelmisto, joka vastaa sille asetettuja vaatimuksia. </text:p>
      <text:p text:style-name="P35"><text:s text:c="4"/>RUP-prosessiin kuuluu myös kuuden käytännön neuvon noudattaminen. Ne ovat lueteltu seuraavana: </text:p>
      <text:p text:style-name="P22"/>
      <text:p text:style-name="P24"><text:span text:style-name="T19">1. </text:span>Iteratiivinen ohjelmistoprosessi</text:p>
      <text:p text:style-name="P24"/>
      <text:p text:style-name="P24">Systeemin suunnittelu perustuu <text:span text:style-name="T20">käyttäjien tarpeisiin. Kehitysvaiheet täytyy siis suunnitella käyttäjien mukaisesti ja ottaa huomioon, että käyttäjien vaatimukset voivat muuttua prosessin aikana. </text:span></text:p>
      <text:p text:style-name="P24"/>
      <text:p text:style-name="P36">2. <text:span text:style-name="T25">Vaatimusten hallitseminen</text:span></text:p>
      <text:p text:style-name="P25"/>
      <text:p text:style-name="P25"><text:span text:style-name="T20">O</text:span>hjelmiston vaatimukset täytyy dokumentoida täsmällisesti ja <text:span text:style-name="T21">muuttaa niitä tarpeen tullessa. Vaatimusten vaikutusta ohjelmistoon täytyy analysoida ennen niiden hyväksymistä. </text:span></text:p>
      <text:p text:style-name="P25"/>
      <text:p text:style-name="P37">3. <text:span text:style-name="T26">Komponenttipohjainen arkkitehtuuri</text:span></text:p>
      <text:p text:style-name="P26"/>
      <text:p text:style-name="P27">RUP-prosessissa systeemiarkkitehtuuriin kuuluu sen komponentteihin jakaminen. </text:p>
      <text:p text:style-name="P27"/>
      <text:p text:style-name="P28">4. <text:span text:style-name="T26">Visuaalinen mallintaminen</text:span></text:p>
      <text:p text:style-name="P29"/>
      <text:p text:style-name="P30">Suunnittelussa täytyy käyttää <text:span text:style-name="T22">UML-kaavioita systeemin staattisten ja muuttuvien tilojen esittämiseen. </text:span></text:p>
      <text:p text:style-name="P30"/>
      <text:p text:style-name="P38">5. <text:span text:style-name="T27">Laadunvarmistus</text:span></text:p>
      <text:p text:style-name="P31"/>
      <text:p text:style-name="P32"><text:span text:style-name="T22">V</text:span>armista, että ohjelmisto noudattaa organisaation sovittuja standardeja. </text:p>
      <text:p text:style-name="P32"/>
      <text:p text:style-name="P32"><text:soft-page-break/>6. <text:span text:style-name="T28">Muutosten hallinta</text:span></text:p>
      <text:p text:style-name="P32"/>
      <text:p text:style-name="P33"><text:span text:style-name="T23">O</text:span>hjelmistoon tehtäviä muutoksia täytyy hallita <text:span text:style-name="T24">käyttämällä versionhallintaa.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4 Testausdokumentti</text:p>
      <text:p text:style-name="P23"/>
      <text:p text:style-name="P23">Lähteet: [1]: Sommerville: Software engineering, seventh e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2-01T10:21:16.348910000</dc:date>
    <meta:editing-duration>PT5H28M42S</meta:editing-duration>
    <meta:editing-cycles>222</meta:editing-cycles>
    <meta:generator>LibreOffice/4.1.2.3$MacOSX_x86 LibreOffice_project/40b2d7fde7e8d2d7bc5a449dc65df4d08a7dd38</meta:generator>
    <meta:document-statistic meta:table-count="0" meta:image-count="0" meta:object-count="0" meta:page-count="4" meta:paragraph-count="53" meta:word-count="564" meta:character-count="5320" meta:non-whitespace-character-count="5299"/>
  </office:meta>
</office:document-meta>
</file>